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normal">
      <style:paragraph-properties fo:margin-left="0in" fo:margin-right="0in" fo:text-indent="0in" style:auto-text-indent="false"/>
      <style:text-properties style:text-underline-style="none" officeooo:rsid="00de7d68" officeooo:paragraph-rsid="001f98cf"/>
    </style:style>
    <style:style style:name="P2" style:family="paragraph" style:parent-style-name="normal">
      <style:paragraph-properties fo:margin-left="0in" fo:margin-right="0in" fo:text-indent="0in" style:auto-text-indent="false"/>
      <style:text-properties style:text-underline-style="none" officeooo:rsid="00dd418c" officeooo:paragraph-rsid="001f98cf"/>
    </style:style>
    <style:style style:name="P3" style:family="paragraph" style:parent-style-name="normal">
      <style:paragraph-properties fo:margin-left="0in" fo:margin-right="0in" fo:text-indent="0in" style:auto-text-indent="false"/>
      <style:text-properties style:text-underline-style="none" officeooo:rsid="00de5c06" officeooo:paragraph-rsid="001f98cf"/>
    </style:style>
    <style:style style:name="P4" style:family="paragraph" style:parent-style-name="normal">
      <style:paragraph-properties fo:margin-left="0in" fo:margin-right="0in" fo:text-indent="0in" style:auto-text-indent="false"/>
      <style:text-properties officeooo:rsid="00dbbed6" officeooo:paragraph-rsid="001f98cf"/>
    </style:style>
    <style:style style:name="P5" style:family="paragraph" style:parent-style-name="normal">
      <style:text-properties style:text-underline-style="none" officeooo:rsid="00dbbed6" officeooo:paragraph-rsid="001f98cf"/>
    </style:style>
    <style:style style:name="P6" style:family="paragraph" style:parent-style-name="normal">
      <style:text-properties officeooo:rsid="00dbbed6" officeooo:paragraph-rsid="001f98cf"/>
    </style:style>
    <style:style style:name="P7" style:family="paragraph" style:parent-style-name="normal">
      <style:paragraph-properties fo:margin-left="0.5835in" fo:margin-right="0in" fo:text-indent="0in" style:auto-text-indent="false"/>
      <style:text-properties style:text-underline-style="none" officeooo:rsid="00dbbed6" officeooo:paragraph-rsid="001f98cf"/>
    </style:style>
    <style:style style:name="P8" style:family="paragraph" style:parent-style-name="normal">
      <style:paragraph-properties fo:margin-left="0in" fo:margin-right="0in" fo:text-indent="0in" style:auto-text-indent="false"/>
      <style:text-properties style:text-underline-style="none" officeooo:rsid="00de7d68" officeooo:paragraph-rsid="001f98cf"/>
    </style:style>
    <style:style style:name="P9" style:family="paragraph" style:parent-style-name="normal">
      <style:paragraph-properties fo:margin-left="0in" fo:margin-right="0in" fo:text-indent="0in" style:auto-text-indent="false"/>
      <style:text-properties style:text-underline-style="none" officeooo:rsid="002109db" officeooo:paragraph-rsid="002109db"/>
    </style:style>
    <style:style style:name="T1" style:family="text">
      <style:text-properties officeooo:rsid="00de5c06"/>
    </style:style>
    <style:style style:name="T2" style:family="text">
      <style:text-properties officeooo:rsid="00de7d68"/>
    </style:style>
    <style:style style:name="T3" style:family="text">
      <style:text-properties officeooo:rsid="001f98c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PITULO 4</text:h>
      <text:p text:style-name="P5"/>
      <text:p text:style-name="P5">------------<text:span text:style-name="T3">quitado de cap 3 para ser adaptado al 4 -----------</text:span></text:p>
      <text:p text:style-name="P5"/>
      <text:p text:style-name="P5">Como vimos en el capitulo 2, para paralelizar un bloque de código con OpenMP podemos iniciar poniendo previo al inicio del bucle los siguientes comandos OpenMP <text:span text:style-name="T1">para indicar que comienza una región paralela y en especifico un bucle “do”</text:span>:</text:p>
      <text:p text:style-name="P6"/>
      <text:p text:style-name="P7">!$OMP PARALLEL</text:p>
      <text:p text:style-name="P7">!$OMP DO</text:p>
      <text:p text:style-name="P6"/>
      <text:p text:style-name="P5">Y finalizar luego del bucle con:</text:p>
      <text:p text:style-name="P6"/>
      <text:p text:style-name="P7">!$OMP END DO</text:p>
      <text:p text:style-name="P7">!$OMP END PARALLEL</text:p>
      <text:p text:style-name="P4"/>
      <text:p text:style-name="P2">Al realizar estos cambios en el código para el bloque indicado, mas allá de conseguir una gran mejoría en el tiempo empleado, nos encontramos con resultados con variaciones <text:span text:style-name="T1">significativas con</text:span> respecto a los originales. Teniendo en cuenta esto debemos realizar un analisis de que <text:span text:style-name="T1">variables</text:span> son compartid<text:span text:style-name="T1">a</text:span>s por los <text:span text:style-name="T1">distintos threads del proceso para evitar discrepancias en los resultados, ya que como indicamos el programa es totalmente determinístico.</text:span></text:p>
      <text:p text:style-name="P2"/>
      <text:p text:style-name="P3">El primer análisis realizado es que al realizar la paralelización con las directivas de OpenMP el código no se ejecuta en forma ordenada, cada thread es un proceso independiente que tiene su memoria y tiempo de procesador y puede terminar antes o despues de sus threads hermanos, <text:span text:style-name="T2">las directivas de OpenMP utilizadas no realizan implicitamente una sincronización de los datos</text:span>. Por ello recurrimos a <text:span text:style-name="T2">una</text:span> directiva <text:span text:style-name="T2">que es utilizada para ejecutar secuencialmente una porción del bucle, OMP ORDERED.</text:span></text:p>
      <text:p text:style-name="P1">Primero lo aplicaremos a toda la región para verificar si el análisis es correcto y la directiva funciona.</text:p>
      <text:p text:style-name="P1"/>
      <text:p text:style-name="P1">-------------------------------</text:p>
      <text:p text:style-name="P9">Ordered en todo el bloque resulta en mismo resultados pero tiempo igual o superior (verificar) que la versión solo optimizada linealmente sin openmp.</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in" fo:margin-bottom="0in"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1T11:39:02.600828689</meta:creation-date>
    <dc:date>2014-10-22T08:04:00.671918618</dc:date>
    <meta:editing-duration>PT2M27S</meta:editing-duration>
    <meta:editing-cycles>2</meta:editing-cycles>
    <meta:generator>LibreOffice/4.3.2.2.0$Linux_X86_64 LibreOffice_project/430m0$Build-2</meta:generator>
    <meta:document-statistic meta:table-count="0" meta:image-count="0" meta:object-count="0" meta:page-count="1" meta:paragraph-count="13" meta:word-count="256" meta:character-count="1624" meta:non-whitespace-character-count="1382"/>
  </office:meta>
</office:document-meta>
</file>